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(se me olvidó marcar antes)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 + draw (Escena)</text:p>
          </table:table-cell>
          <table:table-cell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table:style-name="ce7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29:33.6463288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1-01-18T10:56:54.699509246</dc:date>
    <meta:editing-duration>PT9H23M56S</meta:editing-duration>
    <meta:editing-cycles>22</meta:editing-cycles>
    <meta:document-statistic meta:table-count="1" meta:cell-count="167" meta:object-count="0"/>
  </office:meta>
</office:document-meta>
</file>